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46pt" svg:height="255.26pt" svg:x="842.91pt" svg:y="46.69pt">
            <draw:object draw:notify-on-update-of-ranges="Sheet1.N12:Sheet1.N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49pt" svg:height="255.09pt" svg:x="807.34pt" svg:y="49.38pt">
            <draw:object draw:notify-on-update-of-ranges="Sheet1.A4:Sheet1.A4 Sheet1.B5:Sheet1.L5 Sheet1.C4:Sheet1.C4 Sheet1.B16:Sheet1.L1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14" table:default-cell-style-name="Default"/>
        <table:table-row table:style-name="ro1" table:number-rows-repeated="3"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/>
          <table:table-cell table:style-name="Default" office:value-type="string" calcext:value-type="string">
            <text:p>Vector</text:p>
          </table:table-cell>
          <table:table-cell table:style-name="Default"/>
          <table:table-cell table:number-columns-repeated="14"/>
        </table:table-row>
        <table:table-row table:style-name="ro1">
          <table:table-cell/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019885" calcext:value-type="float">
            <text:p>1.99E-05</text:p>
          </table:table-cell>
          <table:table-cell office:value-type="float" office:value="0.000068372" calcext:value-type="float">
            <text:p>6.84E-05</text:p>
          </table:table-cell>
          <table:table-cell office:value-type="float" office:value="0.000204753" calcext:value-type="float">
            <text:p>0.000204753</text:p>
          </table:table-cell>
          <table:table-cell office:value-type="float" office:value="0.00149075" calcext:value-type="float">
            <text:p>0.00149075</text:p>
          </table:table-cell>
          <table:table-cell office:value-type="float" office:value="0.00146033" calcext:value-type="float">
            <text:p>0.00146033</text:p>
          </table:table-cell>
          <table:table-cell office:value-type="float" office:value="0.00200859" calcext:value-type="float">
            <text:p>0.00200859</text:p>
          </table:table-cell>
          <table:table-cell office:value-type="float" office:value="0.00524512" calcext:value-type="float">
            <text:p>0.00524512</text:p>
          </table:table-cell>
          <table:table-cell office:value-type="float" office:value="0.00660475" calcext:value-type="float">
            <text:p>0.00660475</text:p>
          </table:table-cell>
          <table:table-cell office:value-type="float" office:value="0.0122314" calcext:value-type="float">
            <text:p>0.0122314</text:p>
          </table:table-cell>
          <table:table-cell office:value-type="float" office:value="0.0450018" calcext:value-type="float">
            <text:p>0.0450018</text:p>
          </table:table-cell>
          <table:table-cell office:value-type="float" office:value="27.0955" calcext:value-type="float">
            <text:p>27.095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28887" calcext:value-type="float">
            <text:p>2.89E-05</text:p>
          </table:table-cell>
          <table:table-cell office:value-type="float" office:value="0.000082892" calcext:value-type="float">
            <text:p>8.29E-05</text:p>
          </table:table-cell>
          <table:table-cell office:value-type="float" office:value="0.000194975" calcext:value-type="float">
            <text:p>0.000194975</text:p>
          </table:table-cell>
          <table:table-cell office:value-type="float" office:value="0.00149773" calcext:value-type="float">
            <text:p>0.00149773</text:p>
          </table:table-cell>
          <table:table-cell office:value-type="float" office:value="0.00148356" calcext:value-type="float">
            <text:p>0.00148356</text:p>
          </table:table-cell>
          <table:table-cell office:value-type="float" office:value="0.00202549" calcext:value-type="float">
            <text:p>0.00202549</text:p>
          </table:table-cell>
          <table:table-cell office:value-type="float" office:value="0.0031516" calcext:value-type="float">
            <text:p>0.0031516</text:p>
          </table:table-cell>
          <table:table-cell office:value-type="float" office:value="0.00663877" calcext:value-type="float">
            <text:p>0.00663877</text:p>
          </table:table-cell>
          <table:table-cell office:value-type="float" office:value="0.0115989" calcext:value-type="float">
            <text:p>0.0115989</text:p>
          </table:table-cell>
          <table:table-cell office:value-type="float" office:value="0.0469138" calcext:value-type="float">
            <text:p>0.0469138</text:p>
          </table:table-cell>
          <table:table-cell office:value-type="float" office:value="26.4093" calcext:value-type="float">
            <text:p>26.409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018021" calcext:value-type="float">
            <text:p>1.80E-05</text:p>
          </table:table-cell>
          <table:table-cell office:value-type="float" office:value="0.000082528" calcext:value-type="float">
            <text:p>8.25E-05</text:p>
          </table:table-cell>
          <table:table-cell office:value-type="float" office:value="0.000192324" calcext:value-type="float">
            <text:p>0.000192324</text:p>
          </table:table-cell>
          <table:table-cell office:value-type="float" office:value="0.0014801" calcext:value-type="float">
            <text:p>0.0014801</text:p>
          </table:table-cell>
          <table:table-cell office:value-type="float" office:value="0.00201155" calcext:value-type="float">
            <text:p>0.00201155</text:p>
          </table:table-cell>
          <table:table-cell office:value-type="float" office:value="0.00205068" calcext:value-type="float">
            <text:p>0.00205068</text:p>
          </table:table-cell>
          <table:table-cell office:value-type="float" office:value="0.00298499" calcext:value-type="float">
            <text:p>0.00298499</text:p>
          </table:table-cell>
          <table:table-cell office:value-type="float" office:value="0.00689019" calcext:value-type="float">
            <text:p>0.00689019</text:p>
          </table:table-cell>
          <table:table-cell office:value-type="float" office:value="0.0119239" calcext:value-type="float">
            <text:p>0.0119239</text:p>
          </table:table-cell>
          <table:table-cell office:value-type="float" office:value="0.046271" calcext:value-type="float">
            <text:p>0.046271</text:p>
          </table:table-cell>
          <table:table-cell office:value-type="float" office:value="26.5393" calcext:value-type="float">
            <text:p>26.539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177" calcext:value-type="float">
            <text:p>1.77E-05</text:p>
          </table:table-cell>
          <table:table-cell office:value-type="float" office:value="0.000077789" calcext:value-type="float">
            <text:p>7.78E-05</text:p>
          </table:table-cell>
          <table:table-cell office:value-type="float" office:value="0.000191958" calcext:value-type="float">
            <text:p>0.000191958</text:p>
          </table:table-cell>
          <table:table-cell office:value-type="float" office:value="0.00090628" calcext:value-type="float">
            <text:p>0.00090628</text:p>
          </table:table-cell>
          <table:table-cell office:value-type="float" office:value="0.00198362" calcext:value-type="float">
            <text:p>0.00198362</text:p>
          </table:table-cell>
          <table:table-cell office:value-type="float" office:value="0.00221671" calcext:value-type="float">
            <text:p>0.00221671</text:p>
          </table:table-cell>
          <table:table-cell office:value-type="float" office:value="0.00301139" calcext:value-type="float">
            <text:p>0.00301139</text:p>
          </table:table-cell>
          <table:table-cell office:value-type="float" office:value="0.0067159" calcext:value-type="float">
            <text:p>0.0067159</text:p>
          </table:table-cell>
          <table:table-cell office:value-type="float" office:value="0.0120316" calcext:value-type="float">
            <text:p>0.0120316</text:p>
          </table:table-cell>
          <table:table-cell office:value-type="float" office:value="0.0467787" calcext:value-type="float">
            <text:p>0.0467787</text:p>
          </table:table-cell>
          <table:table-cell office:value-type="float" office:value="27.9843" calcext:value-type="float">
            <text:p>27.9843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17463" calcext:value-type="float">
            <text:p>1.75E-05</text:p>
          </table:table-cell>
          <table:table-cell office:value-type="float" office:value="0.000077131" calcext:value-type="float">
            <text:p>7.71E-05</text:p>
          </table:table-cell>
          <table:table-cell office:value-type="float" office:value="0.000192149" calcext:value-type="float">
            <text:p>0.000192149</text:p>
          </table:table-cell>
          <table:table-cell office:value-type="float" office:value="0.000579146" calcext:value-type="float">
            <text:p>0.000579146</text:p>
          </table:table-cell>
          <table:table-cell office:value-type="float" office:value="0.00264901" calcext:value-type="float">
            <text:p>0.00264901</text:p>
          </table:table-cell>
          <table:table-cell office:value-type="float" office:value="0.00220404" calcext:value-type="float">
            <text:p>0.00220404</text:p>
          </table:table-cell>
          <table:table-cell office:value-type="float" office:value="0.00365568" calcext:value-type="float">
            <text:p>0.00365568</text:p>
          </table:table-cell>
          <table:table-cell office:value-type="float" office:value="0.00657878" calcext:value-type="float">
            <text:p>0.00657878</text:p>
          </table:table-cell>
          <table:table-cell office:value-type="float" office:value="0.011928" calcext:value-type="float">
            <text:p>0.011928</text:p>
          </table:table-cell>
          <table:table-cell office:value-type="float" office:value="0.0468183" calcext:value-type="float">
            <text:p>0.0468183</text:p>
          </table:table-cell>
          <table:table-cell office:value-type="float" office:value="29.0615" calcext:value-type="float">
            <text:p>29.061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1751" calcext:value-type="float">
            <text:p>1.75E-05</text:p>
          </table:table-cell>
          <table:table-cell office:value-type="float" office:value="0.000076276" calcext:value-type="float">
            <text:p>7.63E-05</text:p>
          </table:table-cell>
          <table:table-cell office:value-type="float" office:value="0.000191259" calcext:value-type="float">
            <text:p>0.000191259</text:p>
          </table:table-cell>
          <table:table-cell office:value-type="float" office:value="0.000586544" calcext:value-type="float">
            <text:p>0.000586544</text:p>
          </table:table-cell>
          <table:table-cell office:value-type="float" office:value="0.00210791" calcext:value-type="float">
            <text:p>0.00210791</text:p>
          </table:table-cell>
          <table:table-cell office:value-type="float" office:value="0.00206165" calcext:value-type="float">
            <text:p>0.00206165</text:p>
          </table:table-cell>
          <table:table-cell office:value-type="float" office:value="0.0031572" calcext:value-type="float">
            <text:p>0.0031572</text:p>
          </table:table-cell>
          <table:table-cell office:value-type="float" office:value="0.00663634" calcext:value-type="float">
            <text:p>0.00663634</text:p>
          </table:table-cell>
          <table:table-cell office:value-type="float" office:value="0.0118337" calcext:value-type="float">
            <text:p>0.0118337</text:p>
          </table:table-cell>
          <table:table-cell office:value-type="float" office:value="0.0465885" calcext:value-type="float">
            <text:p>0.0465885</text:p>
          </table:table-cell>
          <table:table-cell office:value-type="float" office:value="27.9217" calcext:value-type="float">
            <text:p>27.921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017595" calcext:value-type="float">
            <text:p>1.76E-05</text:p>
          </table:table-cell>
          <table:table-cell office:value-type="float" office:value="0.000076555" calcext:value-type="float">
            <text:p>7.66E-05</text:p>
          </table:table-cell>
          <table:table-cell office:value-type="float" office:value="0.000191611" calcext:value-type="float">
            <text:p>0.000191611</text:p>
          </table:table-cell>
          <table:table-cell office:value-type="float" office:value="0.000610705" calcext:value-type="float">
            <text:p>0.000610705</text:p>
          </table:table-cell>
          <table:table-cell office:value-type="float" office:value="0.00127091" calcext:value-type="float">
            <text:p>0.00127091</text:p>
          </table:table-cell>
          <table:table-cell office:value-type="float" office:value="0.00200264" calcext:value-type="float">
            <text:p>0.00200264</text:p>
          </table:table-cell>
          <table:table-cell office:value-type="float" office:value="0.00309167" calcext:value-type="float">
            <text:p>0.00309167</text:p>
          </table:table-cell>
          <table:table-cell office:value-type="float" office:value="0.00662745" calcext:value-type="float">
            <text:p>0.00662745</text:p>
          </table:table-cell>
          <table:table-cell office:value-type="float" office:value="0.0116589" calcext:value-type="float">
            <text:p>0.0116589</text:p>
          </table:table-cell>
          <table:table-cell office:value-type="float" office:value="0.0462538" calcext:value-type="float">
            <text:p>0.0462538</text:p>
          </table:table-cell>
          <table:table-cell office:value-type="float" office:value="27.7627" calcext:value-type="float">
            <text:p>27.762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17401" calcext:value-type="float">
            <text:p>1.74E-05</text:p>
          </table:table-cell>
          <table:table-cell office:value-type="float" office:value="0.000075272" calcext:value-type="float">
            <text:p>7.53E-05</text:p>
          </table:table-cell>
          <table:table-cell office:value-type="float" office:value="0.000191593" calcext:value-type="float">
            <text:p>0.000191593</text:p>
          </table:table-cell>
          <table:table-cell office:value-type="float" office:value="0.000811286" calcext:value-type="float">
            <text:p>0.000811286</text:p>
          </table:table-cell>
          <table:table-cell office:value-type="float" office:value="0.00127048" calcext:value-type="float">
            <text:p>0.00127048</text:p>
          </table:table-cell>
          <table:table-cell office:value-type="float" office:value="0.00197413" calcext:value-type="float">
            <text:p>0.00197413</text:p>
          </table:table-cell>
          <table:table-cell office:value-type="float" office:value="0.00298439" calcext:value-type="float">
            <text:p>0.00298439</text:p>
          </table:table-cell>
          <table:table-cell office:value-type="float" office:value="0.00696298" calcext:value-type="float">
            <text:p>0.00696298</text:p>
          </table:table-cell>
          <table:table-cell office:value-type="float" office:value="0.0116996" calcext:value-type="float">
            <text:p>0.0116996</text:p>
          </table:table-cell>
          <table:table-cell office:value-type="float" office:value="0.0466534" calcext:value-type="float">
            <text:p>0.0466534</text:p>
          </table:table-cell>
          <table:table-cell office:value-type="float" office:value="28.0297" calcext:value-type="float">
            <text:p>28.0297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017615" calcext:value-type="float">
            <text:p>1.76E-05</text:p>
          </table:table-cell>
          <table:table-cell office:value-type="float" office:value="0.000075405" calcext:value-type="float">
            <text:p>7.54E-05</text:p>
          </table:table-cell>
          <table:table-cell office:value-type="float" office:value="0.00019143" calcext:value-type="float">
            <text:p>0.00019143</text:p>
          </table:table-cell>
          <table:table-cell office:value-type="float" office:value="0.000803493" calcext:value-type="float">
            <text:p>0.000803493</text:p>
          </table:table-cell>
          <table:table-cell office:value-type="float" office:value="0.0011918" calcext:value-type="float">
            <text:p>0.0011918</text:p>
          </table:table-cell>
          <table:table-cell office:value-type="float" office:value="0.00200272" calcext:value-type="float">
            <text:p>0.00200272</text:p>
          </table:table-cell>
          <table:table-cell office:value-type="float" office:value="0.00301395" calcext:value-type="float">
            <text:p>0.00301395</text:p>
          </table:table-cell>
          <table:table-cell office:value-type="float" office:value="0.00662929" calcext:value-type="float">
            <text:p>0.00662929</text:p>
          </table:table-cell>
          <table:table-cell office:value-type="float" office:value="0.0120917" calcext:value-type="float">
            <text:p>0.0120917</text:p>
          </table:table-cell>
          <table:table-cell office:value-type="float" office:value="0.0463772" calcext:value-type="float">
            <text:p>0.0463772</text:p>
          </table:table-cell>
          <table:table-cell office:value-type="float" office:value="27.9492" calcext:value-type="float">
            <text:p>27.949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17515" calcext:value-type="float">
            <text:p>1.75E-05</text:p>
          </table:table-cell>
          <table:table-cell office:value-type="float" office:value="0.000074993" calcext:value-type="float">
            <text:p>7.50E-05</text:p>
          </table:table-cell>
          <table:table-cell office:value-type="float" office:value="0.000191425" calcext:value-type="float">
            <text:p>0.000191425</text:p>
          </table:table-cell>
          <table:table-cell office:value-type="float" office:value="0.000669369" calcext:value-type="float">
            <text:p>0.000669369</text:p>
          </table:table-cell>
          <table:table-cell office:value-type="float" office:value="0.00116904" calcext:value-type="float">
            <text:p>0.00116904</text:p>
          </table:table-cell>
          <table:table-cell office:value-type="float" office:value="0.00197215" calcext:value-type="float">
            <text:p>0.00197215</text:p>
          </table:table-cell>
          <table:table-cell office:value-type="float" office:value="0.00315539" calcext:value-type="float">
            <text:p>0.00315539</text:p>
          </table:table-cell>
          <table:table-cell office:value-type="float" office:value="0.00660194" calcext:value-type="float">
            <text:p>0.00660194</text:p>
          </table:table-cell>
          <table:table-cell office:value-type="float" office:value="0.0116133" calcext:value-type="float">
            <text:p>0.0116133</text:p>
          </table:table-cell>
          <table:table-cell office:value-type="float" office:value="0.0465866" calcext:value-type="float">
            <text:p>0.0465866</text:p>
          </table:table-cell>
          <table:table-cell office:value-type="float" office:value="28.0849" calcext:value-type="float">
            <text:p>28.08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średnia</text:p>
          </table:table-cell>
          <table:table-cell table:formula="of:=AVERAGE([.B6:.B15])" office:value-type="float" office:value="0.0000189592" calcext:value-type="float">
            <text:p>1.90E-05</text:p>
          </table:table-cell>
          <table:table-cell table:formula="of:=AVERAGE([.C6:.C15])" office:value-type="float" office:value="0.0000767213" calcext:value-type="float">
            <text:p>7.67E-05</text:p>
          </table:table-cell>
          <table:table-cell table:formula="of:=AVERAGE([.D6:.D15])" office:value-type="float" office:value="0.0001933477" calcext:value-type="float">
            <text:p>0.0001933477</text:p>
          </table:table-cell>
          <table:table-cell table:formula="of:=AVERAGE([.E6:.E15])" office:value-type="float" office:value="0.0009435403" calcext:value-type="float">
            <text:p>0.0009435403</text:p>
          </table:table-cell>
          <table:table-cell table:formula="of:=AVERAGE([.F6:.F15])" office:value-type="float" office:value="0.001659821" calcext:value-type="float">
            <text:p>0.001659821</text:p>
          </table:table-cell>
          <table:table-cell table:formula="of:=AVERAGE([.G6:.G15])" office:value-type="float" office:value="0.00205188" calcext:value-type="float">
            <text:p>0.00205188</text:p>
          </table:table-cell>
          <table:table-cell table:formula="of:=AVERAGE([.H6:.H15])" office:value-type="float" office:value="0.003345138" calcext:value-type="float">
            <text:p>0.003345138</text:p>
          </table:table-cell>
          <table:table-cell table:formula="of:=AVERAGE([.I6:.I15])" office:value-type="float" office:value="0.006688639" calcext:value-type="float">
            <text:p>0.006688639</text:p>
          </table:table-cell>
          <table:table-cell table:formula="of:=AVERAGE([.J6:.J15])" office:value-type="float" office:value="0.0118611" calcext:value-type="float">
            <text:p>0.0118611</text:p>
          </table:table-cell>
          <table:table-cell table:formula="of:=AVERAGE([.K6:.K15])" office:value-type="float" office:value="0.04642431" calcext:value-type="float">
            <text:p>0.04642431</text:p>
          </table:table-cell>
          <table:table-cell table:formula="of:=AVERAGE([.L6:.L15])" office:value-type="float" office:value="27.68381" calcext:value-type="float">
            <text:p>27.683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max</text:p>
          </table:table-cell>
          <table:table-cell table:style-name="Default" office:value-type="float" office:value="1513" calcext:value-type="float">
            <text:p>1513</text:p>
          </table:table-cell>
          <table:table-cell table:style-name="Default" office:value-type="float" office:value="3076" calcext:value-type="float">
            <text:p>3076</text:p>
          </table:table-cell>
          <table:table-cell office:value-type="float" office:value="6416" calcext:value-type="float">
            <text:p>6416</text:p>
          </table:table-cell>
          <table:table-cell office:value-type="float" office:value="408670" calcext:value-type="float">
            <text:p>408670</text:p>
          </table:table-cell>
          <table:table-cell office:value-type="float" office:value="610838" calcext:value-type="float">
            <text:p>610838</text:p>
          </table:table-cell>
          <table:table-cell office:value-type="float" office:value="804726" calcext:value-type="float">
            <text:p>804726</text:p>
          </table:table-cell>
          <table:table-cell office:value-type="float" office:value="1007647" calcext:value-type="float">
            <text:p>1007647</text:p>
          </table:table-cell>
          <table:table-cell office:value-type="float" office:value="1492718" calcext:value-type="float">
            <text:p>1492718</text:p>
          </table:table-cell>
          <table:table-cell office:value-type="float" office:value="1997859" calcext:value-type="float">
            <text:p>1997859</text:p>
          </table:table-cell>
          <table:table-cell office:value-type="float" office:value="2548154" calcext:value-type="float">
            <text:p>2548154</text:p>
          </table:table-cell>
          <table:table-cell office:value-type="float" office:value="2933555" calcext:value-type="float">
            <text:p>293355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/>
          <table:table-cell table:style-name="Default" office:value-type="string" calcext:value-type="string">
            <text:p>Vector_ptrm</text:p>
          </table:table-cell>
          <table:table-cell table:style-name="Default"/>
          <table:table-cell table:number-columns-repeated="14"/>
        </table:table-row>
        <table:table-row table:style-name="ro1">
          <table:table-cell/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033428" calcext:value-type="float">
            <text:p>3.34E-05</text:p>
          </table:table-cell>
          <table:table-cell table:style-name="Default" office:value-type="float" office:value="0.000102713" calcext:value-type="float">
            <text:p>0.000102713</text:p>
          </table:table-cell>
          <table:table-cell office:value-type="float" office:value="0.000372067" calcext:value-type="float">
            <text:p>0.000372067</text:p>
          </table:table-cell>
          <table:table-cell office:value-type="float" office:value="0.000599543" calcext:value-type="float">
            <text:p>0.000599543</text:p>
          </table:table-cell>
          <table:table-cell office:value-type="float" office:value="0.00121549" calcext:value-type="float">
            <text:p>0.00121549</text:p>
          </table:table-cell>
          <table:table-cell office:value-type="float" office:value="0.00201973" calcext:value-type="float">
            <text:p>0.00201973</text:p>
          </table:table-cell>
          <table:table-cell office:value-type="float" office:value="0.00305176" calcext:value-type="float">
            <text:p>0.00305176</text:p>
          </table:table-cell>
          <table:table-cell office:value-type="float" office:value="0.00663691" calcext:value-type="float">
            <text:p>0.00663691</text:p>
          </table:table-cell>
          <table:table-cell office:value-type="float" office:value="0.0120845" calcext:value-type="float">
            <text:p>0.0120845</text:p>
          </table:table-cell>
          <table:table-cell office:value-type="float" office:value="0.0462197" calcext:value-type="float">
            <text:p>0.0462197</text:p>
          </table:table-cell>
          <table:table-cell office:value-type="float" office:value="26.8662" calcext:value-type="float">
            <text:p>26.866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29927" calcext:value-type="float">
            <text:p>2.99E-05</text:p>
          </table:table-cell>
          <table:table-cell office:value-type="float" office:value="0.000099014" calcext:value-type="float">
            <text:p>9.90E-05</text:p>
          </table:table-cell>
          <table:table-cell office:value-type="float" office:value="0.000308152" calcext:value-type="float">
            <text:p>0.000308152</text:p>
          </table:table-cell>
          <table:table-cell office:value-type="float" office:value="0.000598906" calcext:value-type="float">
            <text:p>0.000598906</text:p>
          </table:table-cell>
          <table:table-cell office:value-type="float" office:value="0.00118938" calcext:value-type="float">
            <text:p>0.00118938</text:p>
          </table:table-cell>
          <table:table-cell office:value-type="float" office:value="0.00289277" calcext:value-type="float">
            <text:p>0.00289277</text:p>
          </table:table-cell>
          <table:table-cell office:value-type="float" office:value="0.00302208" calcext:value-type="float">
            <text:p>0.00302208</text:p>
          </table:table-cell>
          <table:table-cell office:value-type="float" office:value="0.00682124" calcext:value-type="float">
            <text:p>0.00682124</text:p>
          </table:table-cell>
          <table:table-cell office:value-type="float" office:value="0.011731" calcext:value-type="float">
            <text:p>0.011731</text:p>
          </table:table-cell>
          <table:table-cell office:value-type="float" office:value="0.0501927" calcext:value-type="float">
            <text:p>0.0501927</text:p>
          </table:table-cell>
          <table:table-cell office:value-type="float" office:value="26.332" calcext:value-type="float">
            <text:p>26.33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029242" calcext:value-type="float">
            <text:p>2.92E-05</text:p>
          </table:table-cell>
          <table:table-cell office:value-type="float" office:value="0.000098086" calcext:value-type="float">
            <text:p>9.81E-05</text:p>
          </table:table-cell>
          <table:table-cell office:value-type="float" office:value="0.000305993" calcext:value-type="float">
            <text:p>0.000305993</text:p>
          </table:table-cell>
          <table:table-cell office:value-type="float" office:value="0.000642754" calcext:value-type="float">
            <text:p>0.000642754</text:p>
          </table:table-cell>
          <table:table-cell office:value-type="float" office:value="0.00122105" calcext:value-type="float">
            <text:p>0.00122105</text:p>
          </table:table-cell>
          <table:table-cell office:value-type="float" office:value="0.00204527" calcext:value-type="float">
            <text:p>0.00204527</text:p>
          </table:table-cell>
          <table:table-cell office:value-type="float" office:value="0.00304688" calcext:value-type="float">
            <text:p>0.00304688</text:p>
          </table:table-cell>
          <table:table-cell office:value-type="float" office:value="0.00671548" calcext:value-type="float">
            <text:p>0.00671548</text:p>
          </table:table-cell>
          <table:table-cell office:value-type="float" office:value="0.0116863" calcext:value-type="float">
            <text:p>0.0116863</text:p>
          </table:table-cell>
          <table:table-cell office:value-type="float" office:value="0.051342" calcext:value-type="float">
            <text:p>0.051342</text:p>
          </table:table-cell>
          <table:table-cell office:value-type="float" office:value="26.3838" calcext:value-type="float">
            <text:p>26.3838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28581" calcext:value-type="float">
            <text:p>2.86E-05</text:p>
          </table:table-cell>
          <table:table-cell office:value-type="float" office:value="0.000097797" calcext:value-type="float">
            <text:p>9.78E-05</text:p>
          </table:table-cell>
          <table:table-cell office:value-type="float" office:value="0.000325211" calcext:value-type="float">
            <text:p>0.000325211</text:p>
          </table:table-cell>
          <table:table-cell office:value-type="float" office:value="0.000596163" calcext:value-type="float">
            <text:p>0.000596163</text:p>
          </table:table-cell>
          <table:table-cell office:value-type="float" office:value="0.00118717" calcext:value-type="float">
            <text:p>0.00118717</text:p>
          </table:table-cell>
          <table:table-cell office:value-type="float" office:value="0.00211414" calcext:value-type="float">
            <text:p>0.00211414</text:p>
          </table:table-cell>
          <table:table-cell office:value-type="float" office:value="0.00313238" calcext:value-type="float">
            <text:p>0.00313238</text:p>
          </table:table-cell>
          <table:table-cell office:value-type="float" office:value="0.00674558" calcext:value-type="float">
            <text:p>0.00674558</text:p>
          </table:table-cell>
          <table:table-cell office:value-type="float" office:value="0.0121396" calcext:value-type="float">
            <text:p>0.0121396</text:p>
          </table:table-cell>
          <table:table-cell office:value-type="float" office:value="0.0479297" calcext:value-type="float">
            <text:p>0.0479297</text:p>
          </table:table-cell>
          <table:table-cell office:value-type="float" office:value="26.287" calcext:value-type="float">
            <text:p>26.28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28897" calcext:value-type="float">
            <text:p>2.89E-05</text:p>
          </table:table-cell>
          <table:table-cell office:value-type="float" office:value="0.000097328" calcext:value-type="float">
            <text:p>9.73E-05</text:p>
          </table:table-cell>
          <table:table-cell office:value-type="float" office:value="0.000304554" calcext:value-type="float">
            <text:p>0.000304554</text:p>
          </table:table-cell>
          <table:table-cell office:value-type="float" office:value="0.000593247" calcext:value-type="float">
            <text:p>0.000593247</text:p>
          </table:table-cell>
          <table:table-cell office:value-type="float" office:value="0.00122191" calcext:value-type="float">
            <text:p>0.00122191</text:p>
          </table:table-cell>
          <table:table-cell office:value-type="float" office:value="0.00198837" calcext:value-type="float">
            <text:p>0.00198837</text:p>
          </table:table-cell>
          <table:table-cell office:value-type="float" office:value="0.00369179" calcext:value-type="float">
            <text:p>0.00369179</text:p>
          </table:table-cell>
          <table:table-cell office:value-type="float" office:value="0.00659961" calcext:value-type="float">
            <text:p>0.00659961</text:p>
          </table:table-cell>
          <table:table-cell office:value-type="float" office:value="0.0118266" calcext:value-type="float">
            <text:p>0.0118266</text:p>
          </table:table-cell>
          <table:table-cell office:value-type="float" office:value="0.0486034" calcext:value-type="float">
            <text:p>0.0486034</text:p>
          </table:table-cell>
          <table:table-cell office:value-type="float" office:value="26.3559" calcext:value-type="float">
            <text:p>26.3559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28571" calcext:value-type="float">
            <text:p>2.86E-05</text:p>
          </table:table-cell>
          <table:table-cell office:value-type="float" office:value="0.000097244" calcext:value-type="float">
            <text:p>9.72E-05</text:p>
          </table:table-cell>
          <table:table-cell office:value-type="float" office:value="0.000332412" calcext:value-type="float">
            <text:p>0.000332412</text:p>
          </table:table-cell>
          <table:table-cell office:value-type="float" office:value="0.000597364" calcext:value-type="float">
            <text:p>0.000597364</text:p>
          </table:table-cell>
          <table:table-cell office:value-type="float" office:value="0.00148918" calcext:value-type="float">
            <text:p>0.00148918</text:p>
          </table:table-cell>
          <table:table-cell office:value-type="float" office:value="0.00203883" calcext:value-type="float">
            <text:p>0.00203883</text:p>
          </table:table-cell>
          <table:table-cell office:value-type="float" office:value="0.00320627" calcext:value-type="float">
            <text:p>0.00320627</text:p>
          </table:table-cell>
          <table:table-cell office:value-type="float" office:value="0.0068722" calcext:value-type="float">
            <text:p>0.0068722</text:p>
          </table:table-cell>
          <table:table-cell office:value-type="float" office:value="0.0122322" calcext:value-type="float">
            <text:p>0.0122322</text:p>
          </table:table-cell>
          <table:table-cell office:value-type="float" office:value="0.0473435" calcext:value-type="float">
            <text:p>0.0473435</text:p>
          </table:table-cell>
          <table:table-cell office:value-type="float" office:value="26.6932" calcext:value-type="float">
            <text:p>26.6932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028116" calcext:value-type="float">
            <text:p>2.81E-05</text:p>
          </table:table-cell>
          <table:table-cell office:value-type="float" office:value="0.000097167" calcext:value-type="float">
            <text:p>9.72E-05</text:p>
          </table:table-cell>
          <table:table-cell office:value-type="float" office:value="0.00030517" calcext:value-type="float">
            <text:p>0.00030517</text:p>
          </table:table-cell>
          <table:table-cell office:value-type="float" office:value="0.000581645" calcext:value-type="float">
            <text:p>0.000581645</text:p>
          </table:table-cell>
          <table:table-cell office:value-type="float" office:value="0.00129247" calcext:value-type="float">
            <text:p>0.00129247</text:p>
          </table:table-cell>
          <table:table-cell office:value-type="float" office:value="0.00198612" calcext:value-type="float">
            <text:p>0.00198612</text:p>
          </table:table-cell>
          <table:table-cell office:value-type="float" office:value="0.00302384" calcext:value-type="float">
            <text:p>0.00302384</text:p>
          </table:table-cell>
          <table:table-cell office:value-type="float" office:value="0.00707744" calcext:value-type="float">
            <text:p>0.00707744</text:p>
          </table:table-cell>
          <table:table-cell office:value-type="float" office:value="0.0118628" calcext:value-type="float">
            <text:p>0.0118628</text:p>
          </table:table-cell>
          <table:table-cell office:value-type="float" office:value="0.0471603" calcext:value-type="float">
            <text:p>0.0471603</text:p>
          </table:table-cell>
          <table:table-cell office:value-type="float" office:value="27.514" calcext:value-type="float">
            <text:p>27.514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2789" calcext:value-type="float">
            <text:p>2.79E-05</text:p>
          </table:table-cell>
          <table:table-cell office:value-type="float" office:value="0.000097116" calcext:value-type="float">
            <text:p>9.71E-05</text:p>
          </table:table-cell>
          <table:table-cell office:value-type="float" office:value="0.000303166" calcext:value-type="float">
            <text:p>0.000303166</text:p>
          </table:table-cell>
          <table:table-cell office:value-type="float" office:value="0.000659697" calcext:value-type="float">
            <text:p>0.000659697</text:p>
          </table:table-cell>
          <table:table-cell office:value-type="float" office:value="0.0012022" calcext:value-type="float">
            <text:p>0.0012022</text:p>
          </table:table-cell>
          <table:table-cell office:value-type="float" office:value="0.00201384" calcext:value-type="float">
            <text:p>0.00201384</text:p>
          </table:table-cell>
          <table:table-cell office:value-type="float" office:value="0.00307642" calcext:value-type="float">
            <text:p>0.00307642</text:p>
          </table:table-cell>
          <table:table-cell office:value-type="float" office:value="0.00679183" calcext:value-type="float">
            <text:p>0.00679183</text:p>
          </table:table-cell>
          <table:table-cell office:value-type="float" office:value="0.0115562" calcext:value-type="float">
            <text:p>0.0115562</text:p>
          </table:table-cell>
          <table:table-cell office:value-type="float" office:value="0.0471361" calcext:value-type="float">
            <text:p>0.0471361</text:p>
          </table:table-cell>
          <table:table-cell office:value-type="float" office:value="27.9992" calcext:value-type="float">
            <text:p>27.9992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027735" calcext:value-type="float">
            <text:p>2.77E-05</text:p>
          </table:table-cell>
          <table:table-cell table:style-name="Default" office:value-type="float" office:value="0.000141518" calcext:value-type="float">
            <text:p>0.000141518</text:p>
          </table:table-cell>
          <table:table-cell office:value-type="float" office:value="0.000303141" calcext:value-type="float">
            <text:p>0.000303141</text:p>
          </table:table-cell>
          <table:table-cell office:value-type="float" office:value="0.000584067" calcext:value-type="float">
            <text:p>0.000584067</text:p>
          </table:table-cell>
          <table:table-cell office:value-type="float" office:value="0.00127898" calcext:value-type="float">
            <text:p>0.00127898</text:p>
          </table:table-cell>
          <table:table-cell office:value-type="float" office:value="0.00198663" calcext:value-type="float">
            <text:p>0.00198663</text:p>
          </table:table-cell>
          <table:table-cell office:value-type="float" office:value="0.00304434" calcext:value-type="float">
            <text:p>0.00304434</text:p>
          </table:table-cell>
          <table:table-cell office:value-type="float" office:value="0.00668131" calcext:value-type="float">
            <text:p>0.00668131</text:p>
          </table:table-cell>
          <table:table-cell office:value-type="float" office:value="0.0120991" calcext:value-type="float">
            <text:p>0.0120991</text:p>
          </table:table-cell>
          <table:table-cell office:value-type="float" office:value="0.0468389" calcext:value-type="float">
            <text:p>0.0468389</text:p>
          </table:table-cell>
          <table:table-cell office:value-type="float" office:value="27.9879" calcext:value-type="float">
            <text:p>27.987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27766" calcext:value-type="float">
            <text:p>2.78E-05</text:p>
          </table:table-cell>
          <table:table-cell table:style-name="Default" office:value-type="float" office:value="0.000123933" calcext:value-type="float">
            <text:p>0.000123933</text:p>
          </table:table-cell>
          <table:table-cell office:value-type="float" office:value="0.000302487" calcext:value-type="float">
            <text:p>0.000302487</text:p>
          </table:table-cell>
          <table:table-cell office:value-type="float" office:value="0.000582658" calcext:value-type="float">
            <text:p>0.000582658</text:p>
          </table:table-cell>
          <table:table-cell office:value-type="float" office:value="0.00118016" calcext:value-type="float">
            <text:p>0.00118016</text:p>
          </table:table-cell>
          <table:table-cell office:value-type="float" office:value="0.0020133" calcext:value-type="float">
            <text:p>0.0020133</text:p>
          </table:table-cell>
          <table:table-cell office:value-type="float" office:value="0.00313023" calcext:value-type="float">
            <text:p>0.00313023</text:p>
          </table:table-cell>
          <table:table-cell office:value-type="float" office:value="0.00661659" calcext:value-type="float">
            <text:p>0.00661659</text:p>
          </table:table-cell>
          <table:table-cell office:value-type="float" office:value="0.0116967" calcext:value-type="float">
            <text:p>0.0116967</text:p>
          </table:table-cell>
          <table:table-cell office:value-type="float" office:value="0.0469046" calcext:value-type="float">
            <text:p>0.0469046</text:p>
          </table:table-cell>
          <table:table-cell office:value-type="float" office:value="28.0523" calcext:value-type="float">
            <text:p>28.05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średnia</text:p>
          </table:table-cell>
          <table:table-cell table:formula="of:=AVERAGE([.B22:.B31])" office:value-type="float" office:value="0.0000290153" calcext:value-type="float">
            <text:p>2.90E-05</text:p>
          </table:table-cell>
          <table:table-cell table:style-name="Default" table:formula="of:=AVERAGE([.C22:.C31])" office:value-type="float" office:value="0.0001051916" calcext:value-type="float">
            <text:p>0.0001051916</text:p>
          </table:table-cell>
          <table:table-cell table:formula="of:=AVERAGE([.D22:.D31])" office:value-type="float" office:value="0.0003162353" calcext:value-type="float">
            <text:p>0.0003162353</text:p>
          </table:table-cell>
          <table:table-cell table:formula="of:=AVERAGE([.E22:.E31])" office:value-type="float" office:value="0.0006036044" calcext:value-type="float">
            <text:p>0.0006036044</text:p>
          </table:table-cell>
          <table:table-cell table:formula="of:=AVERAGE([.F22:.F31])" office:value-type="float" office:value="0.001247799" calcext:value-type="float">
            <text:p>0.001247799</text:p>
          </table:table-cell>
          <table:table-cell table:formula="of:=AVERAGE([.G22:.G31])" office:value-type="float" office:value="0.0021099" calcext:value-type="float">
            <text:p>0.0021099</text:p>
          </table:table-cell>
          <table:table-cell table:formula="of:=AVERAGE([.H22:.H31])" office:value-type="float" office:value="0.003142599" calcext:value-type="float">
            <text:p>0.003142599</text:p>
          </table:table-cell>
          <table:table-cell table:formula="of:=AVERAGE([.I22:.I31])" office:value-type="float" office:value="0.006755819" calcext:value-type="float">
            <text:p>0.006755819</text:p>
          </table:table-cell>
          <table:table-cell table:formula="of:=AVERAGE([.J22:.J31])" office:value-type="float" office:value="0.0118915" calcext:value-type="float">
            <text:p>0.0118915</text:p>
          </table:table-cell>
          <table:table-cell table:formula="of:=AVERAGE([.K22:.K31])" office:value-type="float" office:value="0.04796709" calcext:value-type="float">
            <text:p>0.04796709</text:p>
          </table:table-cell>
          <table:table-cell table:formula="of:=AVERAGE([.L22:.L31])" office:value-type="float" office:value="27.04715" calcext:value-type="float">
            <text:p>27.047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max</text:p>
          </table:table-cell>
          <table:table-cell table:style-name="Default" office:value-type="float" office:value="1492" calcext:value-type="float">
            <text:p>1492</text:p>
          </table:table-cell>
          <table:table-cell table:style-name="Default" office:value-type="float" office:value="3070" calcext:value-type="float">
            <text:p>3070</text:p>
          </table:table-cell>
          <table:table-cell office:value-type="float" office:value="6398" calcext:value-type="float">
            <text:p>6398</text:p>
          </table:table-cell>
          <table:table-cell office:value-type="float" office:value="408670" calcext:value-type="float">
            <text:p>408670</text:p>
          </table:table-cell>
          <table:table-cell office:value-type="float" office:value="610838" calcext:value-type="float">
            <text:p>610838</text:p>
          </table:table-cell>
          <table:table-cell office:value-type="float" office:value="804726" calcext:value-type="float">
            <text:p>804726</text:p>
          </table:table-cell>
          <table:table-cell office:value-type="float" office:value="1007647" calcext:value-type="float">
            <text:p>1007647</text:p>
          </table:table-cell>
          <table:table-cell office:value-type="float" office:value="1492718" calcext:value-type="float">
            <text:p>1492718</text:p>
          </table:table-cell>
          <table:table-cell office:value-type="float" office:value="1997859" calcext:value-type="float">
            <text:p>1997859</text:p>
          </table:table-cell>
          <table:table-cell office:value-type="float" office:value="2548154" calcext:value-type="float">
            <text:p>2548154</text:p>
          </table:table-cell>
          <table:table-cell office:value-type="float" office:value="2933555" calcext:value-type="float">
            <text:p>293355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/>
          <table:table-cell table:style-name="Default" table:number-columns-repeated="2"/>
          <table:table-cell table:number-columns-repeated="13"/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0">00/00/0000</text:date>, <text:time style:data-style-name="N2" text:time-value="09:29:29.8410679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0T08:46:46.103786719</meta:creation-date>
    <dc:date>2019-05-10T13:16:51.364109620</dc:date>
    <meta:editing-duration>PT38M26S</meta:editing-duration>
    <meta:editing-cycles>9</meta:editing-cycles>
    <meta:generator>LibreOffice/6.0.7.3$Linux_X86_64 LibreOffice_project/00m0$Build-3</meta:generator>
    <meta:document-statistic meta:table-count="1" meta:cell-count="31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-0.21cm" svg:y="0cm" style:legend-expansion="high" chart:style-name="ch2"/>
        <chart:plot-area chart:style-name="ch3" table:cell-range-address="Sheet1.N12:Sheet1.N12" chart:data-source-has-labels="both" svg:x="0cm" svg:y="0cm" svg:width="-32.767cm" svg:height="-32.767cm">
          <chartooo:coordinate-region svg:x="0cm" svg:y="0cm" svg:width="0cm" svg:height="0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61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ff420e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9cm" xlink:href=".." xlink:type="simple" chart:class="chart:scatter" chart:style-name="ch1">
        <chart:plot-area chart:style-name="ch2" table:cell-range-address="Sheet1.A4:Sheet1.A4 Sheet1.B5:Sheet1.L5 Sheet1.C4:Sheet1.C4 Sheet1.B16:Sheet1.L16" chart:data-source-has-labels="column" svg:x="0.319cm" svg:y="0.18cm" svg:width="15.361cm" svg:height="8.64cm">
          <chartooo:coordinate-region svg:x="2.052cm" svg:y="0.379cm" svg:width="13.163cm" svg:height="7.79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B16:Sheet1.L16" chart:label-cell-address="Sheet1.C4:Sheet1.C4" chart:class="chart:scatter">
            <chart:domain table:cell-range-address="Sheet1.B5:Sheet1.L5"/>
            <chart:regression-curve chart:style-name="ch7">
              <chart:equation chart:display-equation="true" chart:display-r-square="false"/>
            </chart:regression-curve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50">
                <text:p>50</text:p>
                <draw:g>
                  <svg:desc>Sheet1.B5:Sheet1.L5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400">
                <text:p>400</text:p>
              </table:table-cell>
              <table:table-cell office:value-type="float" office:value="600">
                <text:p>600</text:p>
              </table:table-cell>
              <table:table-cell office:value-type="float" office:value="800">
                <text:p>800</text:p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4000">
                <text:p>4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/>
                <draw:g>
                  <svg:desc>Sheet1.C4:Sheet1.C4</svg:desc>
                </draw:g>
              </table:table-cell>
              <table:table-cell office:value-type="float" office:value="0.0000189592">
                <text:p>0.0000189592</text:p>
                <draw:g>
                  <svg:desc>Sheet1.B16:Sheet1.L16</svg:desc>
                </draw:g>
              </table:table-cell>
              <table:table-cell office:value-type="float" office:value="0.0000767213">
                <text:p>0.0000767213</text:p>
              </table:table-cell>
              <table:table-cell office:value-type="float" office:value="0.0001933477">
                <text:p>0.0001933477</text:p>
              </table:table-cell>
              <table:table-cell office:value-type="float" office:value="0.0009435403">
                <text:p>0.0009435403</text:p>
              </table:table-cell>
              <table:table-cell office:value-type="float" office:value="0.001659821">
                <text:p>0.001659821</text:p>
              </table:table-cell>
              <table:table-cell office:value-type="float" office:value="0.00205188">
                <text:p>0.00205188</text:p>
              </table:table-cell>
              <table:table-cell office:value-type="float" office:value="0.003345138">
                <text:p>0.003345138</text:p>
              </table:table-cell>
              <table:table-cell office:value-type="float" office:value="0.006688639">
                <text:p>0.006688639</text:p>
              </table:table-cell>
              <table:table-cell office:value-type="float" office:value="0.0118611">
                <text:p>0.0118611</text:p>
              </table:table-cell>
              <table:table-cell office:value-type="float" office:value="0.04642431">
                <text:p>0.04642431</text:p>
              </table:table-cell>
              <table:table-cell office:value-type="float" office:value="27.68381">
                <text:p>27.6838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